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7" style:parent-style-name="Graphics">
      <style:graphic-properties draw:fill="none" draw:stroke="none"/>
    </style:style>
    <style:style style:family="graphic" style:name="a388" style:parent-style-name="Graphics">
      <style:graphic-properties draw:fill="none" draw:stroke="none"/>
    </style:style>
    <style:style style:family="graphic" style:name="a400" style:parent-style-name="Graphics">
      <style:graphic-properties draw:fill="none" draw:stroke="non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fo:clip="rect(0in, 0in, 0in, 0in)" draw:stroke="non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d4b1d3" draw:opacity="100%" draw:stroke="solid" svg:stroke-width="0.02083in" svg:stroke-color="#d4b1d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96" style:parent-style-name="Graphics">
      <style:graphic-properties draw:fill="none" draw:stroke="non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4773b4" draw:opacity="100%" draw:stroke="solid" svg:stroke-width="0.02083in" svg:stroke-color="#4773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25adf4" draw:opacity="100%" draw:stroke="solid" svg:stroke-width="0.02083in" svg:stroke-color="#25adf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431a7a" draw:opacity="100%" draw:stroke="solid" svg:stroke-width="0.02083in" svg:stroke-color="#431a7a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3" draw:style-name="a380" draw:master-page-name="Master1-Layout7-blank-Leeg" presentation:presentation-page-layout-name="Master1-PPL7" draw:id="Slide-258">
        <draw:custom-shape svg:x="0in" svg:y="3.01064in" svg:width="8.2746in" svg:height="0.08311in" draw:id="id63" draw:style-name="a383" draw:name="Rectangle 105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6273in" svg:y="0in" svg:width="0.08in" svg:height="3.05in" draw:id="id64" draw:style-name="a386" draw:name="Rectangle 105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87" draw:name="Picture 4" svg:x="5.38192in" svg:y="0.34239in" svg:width="2.47406in" svg:height="2.47406in" style:rel-width="scale" style:rel-height="scale">
          <draw:image xlink:href="media/image1.png" xlink:type="simple" xlink:show="embed" xlink:actuate="onLoad"/>
          <svg:title/>
          <svg:desc>Microsoft Outlook | 2-weg Integraties - Timewax</svg:desc>
        </draw:frame>
        <draw:frame draw:id="id66" draw:style-name="a388" draw:name="Picture 10" svg:x="0.66614in" svg:y="3.28794in" svg:width="2.47112in" svg:height="3.70205in" style:rel-width="scale" style:rel-height="scale">
          <draw:image xlink:href="media/image2.jpeg" xlink:type="simple" xlink:show="embed" xlink:actuate="onLoad"/>
          <svg:title/>
          <svg:desc>Fotobehang Abstracte rook geïsoleerde zwarte achtergrond - PIXERS.NL</svg:desc>
        </draw:frame>
        <draw:custom-shape svg:x="3.47072in" svg:y="3.04in" svg:width="0.08in" svg:height="4.46in" draw:id="id67" draw:style-name="a391" draw:name="Rectangle 1057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392" draw:name="Picture 2" svg:x="3.9254in" svg:y="3.8843in" svg:width="4.01493in" svg:height="2.50933in" style:rel-width="scale" style:rel-height="scale">
          <draw:image xlink:href="media/image3.jpeg" xlink:type="simple" xlink:show="embed" xlink:actuate="onLoad"/>
          <svg:title/>
          <svg:desc>Online Microsoft Word cursus - Icttrainingen.nl</svg:desc>
        </draw:frame>
        <draw:custom-shape svg:x="8.27517in" svg:y="0in" svg:width="0.08in" svg:height="7.5in" draw:id="id69" draw:style-name="a395" draw:name="Rectangle 1059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396" draw:name="Afbeelding 2" svg:x="8.72314in" svg:y="0.35185in" svg:width="3.63192in" svg:height="3.62291in" style:rel-width="scale" style:rel-height="scale">
          <draw:image xlink:href="media/image4.png" xlink:type="simple" xlink:show="embed" xlink:actuate="onLoad"/>
          <svg:title/>
          <svg:desc>Afbeelding met Graphics, grafische vormgeving, ontwerp

Automatisch gegenereerde beschrijving</svg:desc>
        </draw:frame>
        <draw:custom-shape svg:x="8.27461in" svg:y="4.22462in" svg:width="5.05873in" svg:height="0.08in" draw:id="id71" draw:style-name="a399" draw:name="Rectangle 1061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00" draw:name="Picture 6" svg:x="8.58815in" svg:y="4.6841in" svg:width="3.90131in" svg:height="2.19449in" style:rel-width="scale" style:rel-height="scale">
          <draw:image xlink:href="media/image5.png" xlink:type="simple" xlink:show="embed" xlink:actuate="onLoad"/>
          <svg:title/>
          <svg:desc>7 tips voor admins om meer uit Microsoft Teams te halen</svg:desc>
        </draw:frame>
        <draw:frame draw:id="id73" draw:style-name="a401" draw:name="Picture 12" svg:x="0.36272in" svg:y="0.39609in" svg:width="4.21505in" svg:height="2.37097in" style:rel-width="scale" style:rel-height="scale">
          <draw:image xlink:href="media/image6.jpeg" xlink:type="simple" xlink:show="embed" xlink:actuate="onLoad"/>
          <svg:title/>
          <svg:desc>Visual Studio Code | Microsoft Learn</svg:desc>
        </draw:frame>
        <draw:custom-shape svg:x="2.90742in" svg:y="2.55261in" svg:width="1.16382in" svg:height="1.08229in" draw:id="id74" draw:style-name="a404" draw:name="Ovaal 3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59493in" svg:y="6.27184in" svg:width="1.16382in" svg:height="1.08229in" draw:id="id75" draw:style-name="a407" draw:name="Ovaal 4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97349in" svg:y="6.81299in" svg:width="1.16382in" svg:height="1.08229in" draw:id="id76" draw:style-name="a410" draw:name="Ovaal 5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57372in" svg:y="2.5588in" svg:width="1.16382in" svg:height="1.08229in" draw:id="id77" draw:style-name="a413" draw:name="Ovaal 6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24057in" svg:y="2.53341in" svg:width="1.16382in" svg:height="1.08229in" draw:id="id78" draw:style-name="a416" draw:name="Ovaal 7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ulnar Kreidi</meta:initial-creator>
    <dc:creator>Julnar Kreidi</dc:creator>
    <meta:creation-date>2024-09-09T18:36:45Z</meta:creation-date>
    <dc:date>2024-09-09T19:20:50Z</dc:date>
    <meta:editing-cycles>1</meta:editing-cycles>
    <meta:editing-duration>PT2645S</meta:editing-duration>
    <meta:document-statistic meta:paragraph-count="0" meta:word-count="0"/>
  </office:meta>
</office:document-meta>
</file>